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13911b" officeooo:paragraph-rsid="0013911b" style:font-size-asian="21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bold" officeooo:rsid="0013911b" officeooo:paragraph-rsid="0013911b" style:font-size-asian="10.5pt" style:font-weight-asian="bold" style:font-size-complex="12pt" style:font-weight-complex="bold"/>
    </style:style>
    <style:style style:name="P3" style:family="paragraph" style:parent-style-name="Standard">
      <style:text-properties fo:font-size="12pt" fo:font-style="normal" style:text-underline-style="none" fo:font-weight="normal" officeooo:rsid="0013911b" officeooo:paragraph-rsid="0013911b"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style:text-underline-style="none" fo:font-weight="normal" officeooo:rsid="0013911b" officeooo:paragraph-rsid="001cd25c"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normal" officeooo:rsid="0015bebf" officeooo:paragraph-rsid="0015bebf"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normal" officeooo:rsid="0015bebf" officeooo:paragraph-rsid="0023d311"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officeooo:rsid="0017f796" officeooo:paragraph-rsid="001a7f6c"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officeooo:rsid="00196621" officeooo:paragraph-rsid="001a7f6c"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1c4390" officeooo:paragraph-rsid="0013911b"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23865a" officeooo:paragraph-rsid="0023865a"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solid" style:text-underline-width="auto" style:text-underline-color="font-color" fo:font-weight="normal" officeooo:rsid="0013911b" officeooo:paragraph-rsid="0013911b"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language="en" fo:country="US" fo:font-style="normal" style:text-underline-style="none" fo:font-weight="normal" officeooo:rsid="0013911b" officeooo:paragraph-rsid="001e57da"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language="en" fo:country="US" fo:font-style="normal" style:text-underline-style="none" fo:font-weight="normal" officeooo:rsid="0013911b" officeooo:paragraph-rsid="0013911b"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language="en" fo:country="US" fo:font-style="normal" style:text-underline-style="none" fo:font-weight="normal" officeooo:rsid="0013911b" officeooo:paragraph-rsid="00203636"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language="en" fo:country="US" fo:font-style="normal" style:text-underline-style="none" fo:font-weight="normal" officeooo:rsid="0016baed" officeooo:paragraph-rsid="0016baed"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language="en" fo:country="US" fo:font-style="normal" style:text-underline-style="none" fo:font-weight="normal" officeooo:rsid="0023865a" officeooo:paragraph-rsid="0023865a"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language="en" fo:country="US" fo:font-style="normal" style:text-underline-style="none" fo:font-weight="normal" officeooo:rsid="0023865a" officeooo:paragraph-rsid="0025a083"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language="en" fo:country="US" fo:font-style="normal" style:text-underline-style="none" fo:font-weight="normal" officeooo:rsid="0023865a" officeooo:paragraph-rsid="0029649b"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language="en" fo:country="US" fo:font-style="normal" style:text-underline-style="none" fo:font-weight="normal" officeooo:rsid="0023865a" officeooo:paragraph-rsid="002a94c1"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language="en" fo:country="US" fo:font-weight="normal" officeooo:rsid="002cc1ce" officeooo:paragraph-rsid="0023865a" style:font-size-asian="10.5pt" style:font-weight-asian="normal" style:font-size-complex="12pt" style:font-weight-complex="normal"/>
    </style:style>
    <style:style style:name="P21" style:family="paragraph" style:parent-style-name="Standard">
      <style:text-properties fo:font-size="12pt" fo:language="es" fo:country="ES" fo:font-style="normal" style:text-underline-style="none" fo:font-weight="normal" officeooo:rsid="002073ab" officeooo:paragraph-rsid="002073ab" style:font-size-asian="10.5pt" style:font-style-asian="normal" style:font-weight-asian="normal" style:font-size-complex="12pt" style:font-style-complex="normal" style:font-weight-complex="normal"/>
    </style:style>
    <style:style style:name="P22" style:family="paragraph" style:parent-style-name="Standard">
      <style:text-properties fo:font-size="15pt" fo:font-style="italic" style:text-underline-style="solid" style:text-underline-width="auto" style:text-underline-color="font-color" fo:font-weight="bold" officeooo:rsid="0013911b" officeooo:paragraph-rsid="0013911b" style:font-size-asian="15pt" style:font-style-asian="italic" style:font-weight-asian="bold" style:font-size-complex="15pt" style:font-style-complex="italic" style:font-weight-complex="bold"/>
    </style:style>
    <style:style style:name="P23" style:family="paragraph" style:parent-style-name="Standard">
      <style:text-properties fo:font-size="15pt" fo:font-style="italic" style:text-underline-style="solid" style:text-underline-width="auto" style:text-underline-color="font-color" fo:font-weight="bold" officeooo:rsid="002ff27b" officeooo:paragraph-rsid="002ff27b" style:font-size-asian="15pt" style:font-style-asian="italic" style:font-weight-asian="bold" style:font-size-complex="15pt" style:font-style-complex="italic" style:font-weight-complex="bold"/>
    </style:style>
    <style:style style:name="P24" style:family="paragraph" style:parent-style-name="Standard">
      <style:text-properties fo:font-size="15pt" fo:font-style="italic" style:text-underline-style="none" fo:font-weight="bold" officeooo:rsid="0015bebf" officeooo:paragraph-rsid="0015bebf" style:font-size-asian="15pt" style:font-style-asian="italic" style:font-weight-asian="bold" style:font-size-complex="15pt" style:font-style-complex="italic" style:font-weight-complex="bold"/>
    </style:style>
    <style:style style:name="P25" style:family="paragraph" style:parent-style-name="Standard">
      <style:text-properties fo:font-size="15pt" fo:font-style="normal" style:text-underline-style="none" fo:font-weight="bold" officeooo:rsid="0015bebf" officeooo:paragraph-rsid="0015bebf" style:font-size-asian="15pt" style:font-style-asian="normal" style:font-weight-asian="bold" style:font-size-complex="15pt" style:font-style-complex="normal" style:font-weight-complex="bold"/>
    </style:style>
    <style:style style:name="P26" style:family="paragraph" style:parent-style-name="Standard">
      <style:text-properties style:font-name="Liberation Serif" fo:font-size="12pt" fo:font-style="normal" style:text-underline-style="none" fo:font-weight="normal" officeooo:rsid="0013911b" officeooo:paragraph-rsid="0013911b" style:font-size-asian="12pt" style:font-style-asian="normal" style:font-weight-asian="normal" style:font-size-complex="12pt" style:font-style-complex="normal" style:font-weight-complex="normal"/>
    </style:style>
    <style:style style:name="P27" style:family="paragraph" style:parent-style-name="Preformatted_20_Text">
      <style:text-properties fo:font-size="12pt" fo:font-style="normal" style:text-underline-style="none" fo:font-weight="normal" officeooo:rsid="0015bebf" officeooo:paragraph-rsid="00315eca" style:font-size-asian="10.5pt" style:font-style-asian="normal" style:font-weight-asian="normal" style:font-size-complex="12pt" style:font-style-complex="normal" style:font-weight-complex="normal"/>
    </style:style>
    <style:style style:name="P28" style:family="paragraph" style:parent-style-name="Preformatted_20_Text">
      <style:text-properties style:font-name="Liberation Serif" fo:font-size="12pt" fo:language="es" fo:country="ES" fo:font-style="normal" style:text-underline-style="none" fo:font-weight="normal" officeooo:rsid="0013911b" officeooo:paragraph-rsid="0013911b" style:font-size-asian="12pt" style:font-style-asian="normal" style:font-weight-asian="normal" style:font-size-complex="12pt" style:font-style-complex="normal" style:font-weight-complex="normal"/>
    </style:style>
    <style:style style:name="P29" style:family="paragraph" style:parent-style-name="Preformatted_20_Text">
      <style:text-properties style:font-name="Liberation Serif" fo:font-size="12pt" fo:language="en" fo:country="US" officeooo:rsid="0031dc68" officeooo:paragraph-rsid="00315eca" style:font-size-asian="12pt" style:font-size-complex="12pt"/>
    </style:style>
    <style:style style:name="P30" style:family="paragraph" style:parent-style-name="Preformatted_20_Text">
      <style:text-properties fo:language="en" fo:country="US" officeooo:paragraph-rsid="0015bebf"/>
    </style:style>
    <style:style style:name="P3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s" fo:country="ES" fo:font-style="normal" style:text-underline-style="none" style:font-size-asian="12pt" style:font-style-asian="normal" style:font-size-complex="12pt" style:font-style-complex="normal"/>
    </style:style>
    <style:style style:name="P32" style:family="paragraph" style:parent-style-name="Preformatted_20_Text">
      <style:paragraph-properties fo:text-align="start" style:justify-single-word="false" style:writing-mode="lr-tb"/>
      <style:text-properties style:font-name="Liberation Serif" fo:font-size="12pt" fo:language="es" fo:country="ES" fo:font-style="normal" style:text-underline-style="none" style:font-size-asian="12pt" style:font-style-asian="normal" style:font-size-complex="12pt" style:font-style-complex="normal"/>
    </style:style>
    <style:style style:name="P33" style:family="paragraph" style:parent-style-name="Preformatted_20_Text">
      <style:paragraph-properties fo:margin-top="0cm" fo:margin-bottom="0cm" loext:contextual-spacing="false"/>
      <style:text-properties fo:font-size="12pt" fo:language="en" fo:country="US" fo:font-style="normal" style:text-underline-style="none" fo:font-weight="normal" officeooo:rsid="0036a67f" officeooo:paragraph-rsid="0036a67f" style:font-size-asian="10.5pt" style:font-style-asian="normal" style:font-weight-asian="normal" style:font-size-complex="12pt" style:font-style-complex="normal" style:font-weight-complex="normal"/>
    </style:style>
    <style:style style:name="P34" style:family="paragraph" style:parent-style-name="Preformatted_20_Text">
      <style:paragraph-properties fo:margin-top="0cm" fo:margin-bottom="0cm" loext:contextual-spacing="false"/>
      <style:text-properties style:font-name="Liberation Serif" fo:font-size="12pt" fo:language="en" fo:country="US" fo:font-style="normal" style:text-underline-style="none" fo:font-weight="normal" officeooo:rsid="0025a083" officeooo:paragraph-rsid="002a94c1" style:font-size-asian="10.5pt" style:font-style-asian="normal" style:font-weight-asian="normal" style:font-size-complex="12pt" style:font-style-complex="normal" style:font-weight-complex="normal"/>
    </style:style>
    <style:style style:name="P35" style:family="paragraph" style:parent-style-name="Text_20_body">
      <style:paragraph-properties fo:margin-top="0cm" fo:margin-bottom="0cm" loext:contextual-spacing="false"/>
      <style:text-properties fo:font-size="12pt" fo:language="en" fo:country="US" fo:font-style="normal" style:text-underline-style="none" fo:font-weight="normal" officeooo:rsid="0023865a" officeooo:paragraph-rsid="0023d311" style:font-size-asian="10.5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cm" loext:contextual-spacing="false"/>
      <style:text-properties fo:font-size="12pt" fo:language="en" fo:country="US" fo:font-style="normal" style:text-underline-style="none" fo:font-weight="normal" officeooo:rsid="004c542a" officeooo:paragraph-rsid="002475f6" style:font-size-asian="10.5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loext:contextual-spacing="false"/>
      <style:text-properties fo:font-size="12pt" fo:language="en" fo:country="US" fo:font-style="normal" style:text-underline-style="none" fo:font-weight="normal" officeooo:rsid="004c542a" officeooo:paragraph-rsid="0025a083" style:font-size-asian="10.5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style:text-properties fo:font-size="12pt" fo:language="en" fo:country="US" fo:font-style="normal" style:text-underline-style="none" fo:font-weight="normal" officeooo:rsid="004c542a" officeooo:paragraph-rsid="002a94c1" style:font-size-asian="10.5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style:text-properties fo:font-size="12pt" fo:language="en" fo:country="US" fo:font-style="normal" style:text-underline-style="none" fo:font-weight="normal" officeooo:rsid="0025a083" officeooo:paragraph-rsid="0025a083" style:font-size-asian="10.5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style:text-properties fo:font-size="12pt" fo:language="en" fo:country="US" fo:font-style="normal" style:text-underline-style="none" fo:font-weight="normal" officeooo:rsid="0044dd33" officeooo:paragraph-rsid="0031dc68" style:font-size-asian="10.5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style:text-properties fo:font-size="12pt" fo:language="en" fo:country="US" fo:font-style="normal" style:text-underline-style="none" fo:font-weight="normal" officeooo:rsid="0036a67f" officeooo:paragraph-rsid="0036a67f" style:font-size-asian="10.5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style:text-properties fo:font-size="12pt" fo:language="en" fo:country="US" fo:font-style="normal" style:text-underline-style="none" fo:font-weight="normal" officeooo:rsid="003da101" officeooo:paragraph-rsid="0031dc68" style:font-size-asian="10.5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style:text-properties fo:font-size="12pt" fo:language="en" fo:country="US" fo:font-style="normal" style:text-underline-style="solid" style:text-underline-width="auto" style:text-underline-color="font-color" fo:font-weight="normal" officeooo:rsid="0025a083" officeooo:paragraph-rsid="0025a083" style:font-size-asian="10.5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cm" loext:contextual-spacing="false"/>
      <style:text-properties fo:font-size="12pt" fo:language="en" fo:country="US" fo:font-weight="normal" officeooo:rsid="003da101" officeooo:paragraph-rsid="0031dc68" style:font-size-asian="10.5pt" style:font-weight-asian="normal" style:font-size-complex="12pt" style:font-weight-complex="normal"/>
    </style:style>
    <style:style style:name="P45" style:family="paragraph" style:parent-style-name="Text_20_body">
      <style:paragraph-properties fo:margin-top="0cm" fo:margin-bottom="0cm" loext:contextual-spacing="false"/>
      <style:text-properties fo:font-size="12pt" fo:language="en" fo:country="US" fo:font-style="italic" style:text-underline-style="none" fo:font-weight="normal" officeooo:rsid="003da101" officeooo:paragraph-rsid="0031dc68" style:font-size-asian="10.5pt" style:font-style-asian="italic" style:font-weight-asian="normal" style:font-size-complex="12pt" style:font-style-complex="italic" style:font-weight-complex="normal"/>
    </style:style>
    <style:style style:name="P46" style:family="paragraph" style:parent-style-name="Text_20_body">
      <style:paragraph-properties fo:margin-top="0cm" fo:margin-bottom="0cm" loext:contextual-spacing="false"/>
      <style:text-properties fo:language="en" fo:country="US" officeooo:paragraph-rsid="001e57da"/>
    </style:style>
    <style:style style:name="P47" style:family="paragraph" style:parent-style-name="Text_20_body">
      <style:paragraph-properties fo:margin-top="0cm" fo:margin-bottom="0cm" loext:contextual-spacing="false"/>
      <style:text-properties fo:font-size="15pt" fo:language="en" fo:country="US" fo:font-style="normal" style:text-underline-style="none" fo:font-weight="bold" officeooo:rsid="003da101" officeooo:paragraph-rsid="0031dc68" style:font-size-asian="15pt" style:font-style-asian="normal" style:font-weight-asian="bold" style:font-size-complex="15pt" style:font-style-complex="normal" style:font-weight-complex="bold"/>
    </style:style>
    <style:style style:name="P48" style:family="paragraph" style:parent-style-name="Preformatted_20_Text">
      <style:text-properties fo:font-size="12pt" fo:font-style="normal" style:text-underline-style="none" fo:font-weight="normal" officeooo:rsid="0015bebf" officeooo:paragraph-rsid="00315eca" style:font-size-asian="10.5pt" style:font-style-asian="normal" style:font-weight-asian="normal" style:font-size-complex="12pt" style:font-style-complex="normal" style:font-weight-complex="normal"/>
    </style:style>
    <style:style style:name="T1" style:family="text">
      <style:text-properties officeooo:rsid="001e57da"/>
    </style:style>
    <style:style style:name="T2" style:family="text">
      <style:text-properties officeooo:rsid="00203636"/>
    </style:style>
    <style:style style:name="T3" style:family="text">
      <style:text-properties fo:font-size="12pt" fo:font-style="normal" style:text-underline-style="none" fo:font-weight="normal" officeooo:rsid="00203636"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13911b"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1e57da"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21b38e" style:font-size-asian="10.5pt" style:font-style-asian="normal" style:font-weight-asian="normal" style:font-size-complex="12pt" style:font-style-complex="normal"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431093" style:font-size-asian="10.5pt" style:font-weight-asian="normal" style:font-size-complex="12pt" style:font-weight-complex="normal"/>
    </style:style>
    <style:style style:name="T9" style:family="text">
      <style:text-properties fo:font-size="12pt" fo:font-weight="normal" officeooo:rsid="0036a67f" style:font-size-asian="10.5pt" style:font-weight-asian="normal" style:font-size-complex="12pt" style:font-weight-complex="normal"/>
    </style:style>
    <style:style style:name="T10" style:family="text">
      <style:text-properties officeooo:rsid="002073ab"/>
    </style:style>
    <style:style style:name="T11" style:family="text">
      <style:text-properties style:text-underline-style="none"/>
    </style:style>
    <style:style style:name="T12" style:family="text">
      <style:text-properties style:text-underline-style="none" officeooo:rsid="002073a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3d311"/>
    </style:style>
    <style:style style:name="T15" style:family="text">
      <style:text-properties officeooo:rsid="0023865a"/>
    </style:style>
    <style:style style:name="T16" style:family="text">
      <style:text-properties officeooo:rsid="0023d311"/>
    </style:style>
    <style:style style:name="T17" style:family="text">
      <style:text-properties officeooo:rsid="002cc1ce"/>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20" style:family="text">
      <style:text-properties officeooo:rsid="005b5d8d"/>
    </style:style>
    <style:style style:name="T21" style:family="text">
      <style:text-properties officeooo:rsid="005d46dc"/>
    </style:style>
    <style:style style:name="T22" style:family="text">
      <style:text-properties officeooo:rsid="0029649b"/>
    </style:style>
    <style:style style:name="T23" style:family="text">
      <style:text-properties officeooo:rsid="002a94c1"/>
    </style:style>
    <style:style style:name="T24" style:family="text">
      <style:text-properties officeooo:rsid="002bd5bd"/>
    </style:style>
    <style:style style:name="T25" style:family="text">
      <style:text-properties officeooo:rsid="002c8cc9"/>
    </style:style>
    <style:style style:name="T26" style:family="text">
      <style:text-properties officeooo:rsid="002dfcc7"/>
    </style:style>
    <style:style style:name="T27" style:family="text">
      <style:text-properties style:font-name="Liberation Serif" fo:font-size="12pt" fo:font-style="normal" style:text-underline-style="none" fo:font-weight="normal" officeooo:rsid="002ff27b"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style:text-underline-style="none" fo:font-weight="normal" officeooo:rsid="0015bebf"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style:text-underline-style="none" fo:font-weight="normal" officeooo:rsid="00315eca" style:font-size-asian="10.5pt" style:font-style-asian="normal" style:font-weight-asian="normal" style:font-size-complex="12pt" style:font-style-complex="normal" style:font-weight-complex="normal"/>
    </style:style>
    <style:style style:name="T30" style:family="text">
      <style:text-properties style:font-name="Liberation Serif" fo:font-size="12pt" fo:font-style="normal" style:text-underline-style="none" fo:font-weight="normal" officeooo:rsid="003da101" style:font-size-asian="10.5pt" style:font-style-asian="normal" style:font-weight-asian="normal" style:font-size-complex="12pt" style:font-style-complex="normal" style:font-weight-complex="normal"/>
    </style:style>
    <style:style style:name="T31" style:family="text">
      <style:text-properties style:font-name="Liberation Serif" fo:font-size="12pt" fo:font-style="normal" style:text-underline-style="none" fo:font-weight="normal" officeooo:rsid="0033d382" style:font-size-asian="10.5pt" style:font-style-asian="normal" style:font-weight-asian="normal" style:font-size-complex="12pt" style:font-style-complex="normal" style:font-weight-complex="normal"/>
    </style:style>
    <style:style style:name="T32" style:family="text">
      <style:text-properties style:font-name="Liberation Serif" fo:font-size="12pt" fo:font-style="normal" style:text-underline-style="none" fo:font-weight="normal" officeooo:rsid="0044dd33" style:font-size-asian="10.5pt" style:font-style-asian="normal" style:font-weight-asian="normal" style:font-size-complex="12pt" style:font-style-complex="normal" style:font-weight-complex="normal"/>
    </style:style>
    <style:style style:name="T33" style:family="text">
      <style:text-properties style:font-name="Liberation Serif" fo:font-size="12pt" fo:font-style="normal" style:text-underline-style="none" fo:font-weight="normal" officeooo:rsid="0034baa9" style:font-size-asian="10.5pt" style:font-style-asian="normal" style:font-weight-asian="normal" style:font-size-complex="12pt" style:font-style-complex="normal" style:font-weight-complex="normal"/>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315eca" style:font-size-asian="12pt" style:font-size-complex="12pt"/>
    </style:style>
    <style:style style:name="T36" style:family="text">
      <style:text-properties style:font-name="Liberation Serif" fo:font-size="12pt" officeooo:rsid="0031dc68" style:font-size-asian="12pt" style:font-size-complex="12pt"/>
    </style:style>
    <style:style style:name="T37" style:family="text">
      <style:text-properties style:font-name="Liberation Serif" fo:font-size="12pt" officeooo:rsid="0033d382" style:font-size-asian="12pt" style:font-size-complex="12pt"/>
    </style:style>
    <style:style style:name="T38" style:family="text">
      <style:text-properties style:font-name="Liberation Serif" fo:font-size="12pt" officeooo:rsid="003b11ec" style:font-size-asian="12pt" style:font-size-complex="12pt"/>
    </style:style>
    <style:style style:name="T39" style:family="text">
      <style:text-properties style:font-name="Liberation Serif" style:font-size-asian="12pt"/>
    </style:style>
    <style:style style:name="T40" style:family="text">
      <style:text-properties officeooo:rsid="0061f75d"/>
    </style:style>
    <style:style style:name="T41" style:family="text">
      <style:text-properties officeooo:rsid="0036a67f"/>
    </style:style>
    <style:style style:name="T42" style:family="text">
      <style:text-properties officeooo:rsid="003da101"/>
    </style:style>
    <style:style style:name="T43" style:family="text">
      <style:text-properties style:font-name="Liberation Mono" fo:font-size="10pt" fo:language="es" fo:country="ES" fo:font-style="italic" officeooo:rsid="003837eb"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OS DIÁLOGOS PARA VISITA ABB :</text:p>
      <text:p text:style-name="P1"/>
      <text:p text:style-name="P2"/>
      <text:p text:style-name="P22">escalera / entradaprincipal :<text:span text:style-name="T11"> <text:s text:c="4"/></text:span><text:span text:style-name="T12">(texto de bienvenida)</text:span></text:p>
      <text:p text:style-name="P22"/>
      <text:p text:style-name="P3">En estos 2 puntos ponemos el texto de bienvenida de la visita</text:p>
      <text:p text:style-name="P3"/>
      <text:p text:style-name="P9"/>
      <text:p text:style-name="P7"/>
      <text:p text:style-name="P8"><text:s/></text:p>
      <text:p text:style-name="P15">English :</text:p>
      <text:p text:style-name="P13"/>
      <text:p text:style-name="P12"><text:span text:style-name="T1">W</text:span>elcome. I heard we had guests, so I came to <text:span text:style-name="T2">say hello</text:span>. </text:p>
      <text:p text:style-name="P14">My name is Benito, and I currently work as a guide at the automation and robotics center.</text:p>
      <text:p text:style-name="P46"><text:span text:style-name="T3">Please</text:span><text:span text:style-name="T4"> follow me </text:span><text:span text:style-name="T3">and</text:span><text:span text:style-name="T4"> </text:span><text:span text:style-name="T6">I’ll</text:span><text:span text:style-name="T5"> give you a brief tour </text:span><text:span text:style-name="T3">of the </text:span>facilities.</text:p>
      <text:p text:style-name="P4"/>
      <text:p text:style-name="P4"/>
      <text:p text:style-name="P4"/>
      <text:p text:style-name="P21">Español :</text:p>
      <text:p text:style-name="P11"/>
      <text:p text:style-name="P28"><text:bookmark text:name="tw-target-text"/>Bienvenidos. Escuché que teníamos invitados, así que <text:span text:style-name="T10">he venido</text:span> a saludar.</text:p>
      <text:p text:style-name="P32">Me llamo Benito y actualmente trabajo como guía en el centro de automatización y robótica.</text:p>
      <text:p text:style-name="P31">Síganme y les daré un breve recorrido por las instalaciones.</text:p>
      <text:p text:style-name="P26"/>
      <text:p text:style-name="P3"/>
      <text:p text:style-name="P3"/>
      <text:p text:style-name="P3"/>
      <text:p text:style-name="P3"/>
      <text:p text:style-name="P24"><text:span text:style-name="T13">entradaE</text:span> <text:s text:c="2"/>(entrada sala E = sala de pracricas)</text:p>
      <text:p text:style-name="P5"/>
      <text:p text:style-name="P10"/>
      <text:p text:style-name="P16">English : <text:s text:c="3"/><text:span text:style-name="T43">(para visita con inicio desde entrada principal)</text:span></text:p>
      <text:p text:style-name="P16"/>
      <text:p text:style-name="P18"><text:span text:style-name="T16">This is</text:span> the practice laboratory, <text:span text:style-name="T20">where several practical sessions </text:span><text:span text:style-name="T24">for</text:span><text:span text:style-name="T20"> different subjects are held throughout the </text:span><text:span text:style-name="T21">yea</text:span><text:span text:style-name="T22">r</text:span><text:span text:style-name="T17">.</text:span></text:p>
      <text:p text:style-name="P17"/>
      <text:p text:style-name="P18"><text:span text:style-name="T22">It </text:span><text:span text:style-name="T17">consists of eight workstations, each one equipped with physical systems, such as a QUBE2 servo, a generator and a process simulator; with data acquisition equipment, such as PCIe cards, USB cards and programmable logic controllers; with instrumentation, such as power supplies and signal generators; and also with a UR3e collaborative robot.</text:span></text:p>
      <text:p text:style-name="P20"/>
      <text:p text:style-name="P35"/>
      <text:p text:style-name="P35"/>
      <text:p text:style-name="P35"/>
      <text:p text:style-name="P35"/>
      <text:p text:style-name="P10"/>
      <text:p text:style-name="P10"/>
      <text:p text:style-name="P10"/>
      <text:p text:style-name="P6"><text:soft-page-break/><text:span text:style-name="T19">vitrina1</text:span> <text:s/></text:p>
      <text:p text:style-name="P6"/>
      <text:p text:style-name="P6"/>
      <text:p text:style-name="P6"><text:span text:style-name="T14">Opción 1 (inicio desde escalera) :</text:span> <text:s/></text:p>
      <text:p text:style-name="P5"/>
      <text:p text:style-name="P34"><text:bookmark text:name="tw-target-text2"/>On your <text:span text:style-name="T23">right </text:span>is <text:span text:style-name="T15">the practice laboratory, </text:span><text:span text:style-name="T20">where several practical sessions </text:span><text:span text:style-name="T24">for</text:span><text:span text:style-name="T20"> different subjects are held throughout the </text:span><text:span text:style-name="T21">yea</text:span><text:span text:style-name="T22">r</text:span><text:span text:style-name="T17">.</text:span></text:p>
      <text:p text:style-name="P19"/>
      <text:p text:style-name="P34"><text:span text:style-name="T22">It </text:span><text:span text:style-name="T17">consists of eight workstations, each one equipped with physical systems, such as a QUBE2 servo, a generator and a process simulator; with data acquisition equipment, such as PCIe cards, USB cards and programmable logic controllers; with instrumentation, such as power supplies and signal generators; and also with a UR3e collaborative robot.</text:span></text:p>
      <text:p text:style-name="P37"/>
      <text:p text:style-name="P36"><text:span text:style-name="T26">On your left you’ll find</text:span> a model of the UX1-Neo submarine <text:span text:style-name="T25">r</text:span>obot, <text:span text:style-name="T23">w</text:span><text:span text:style-name="T25">hose</text:span> original <text:span text:style-name="T23">size</text:span> is about 60 cm in diameter. </text:p>
      <text:p text:style-name="P36"/>
      <text:p text:style-name="P36">This robot is capable of exploring flooded mines, making 3D maps, and is equipped with several geophysical sensors that allow geologists to know the raw materials inside the mine. </text:p>
      <text:p text:style-name="P36"/>
      <text:p text:style-name="P37">The UX1 is the result of the collaboration between CAR and several European institutions.</text:p>
      <text:p text:style-name="P37"/>
      <text:p text:style-name="P37"/>
      <text:p text:style-name="P37"/>
      <text:p text:style-name="P37"/>
      <text:p text:style-name="P39"/>
      <text:p text:style-name="P43">Opción 2 (inicio desde entrada principal) :</text:p>
      <text:p text:style-name="P5"/>
      <text:p text:style-name="P38">This is a model of the UX1-Neo submarine <text:span text:style-name="T25">r</text:span>obot, <text:span text:style-name="T23">wh</text:span><text:span text:style-name="T25">ose</text:span> original <text:span text:style-name="T23">size</text:span> is about 60 cm in diameter. </text:p>
      <text:p text:style-name="P37"/>
      <text:p text:style-name="P37">This robot is capable of exploring flooded mines, making 3D maps, and is equipped with several geophysical sensors that allow geologists to know the raw materials inside the mine. </text:p>
      <text:p text:style-name="P37"/>
      <text:p text:style-name="P37">The UX1 is the result of the collaboration between CAR and several European institutions.</text:p>
      <text:p text:style-name="P5"/>
      <text:p text:style-name="P5"/>
      <text:p text:style-name="P5"/>
      <text:p text:style-name="P5"/>
      <text:p text:style-name="P5"/>
      <text:p text:style-name="P23">vitrina3</text:p>
      <text:p text:style-name="P5"/>
      <text:p text:style-name="P30"><text:span text:style-name="T29">The device o</text:span><text:span text:style-name="T28">n the top shelf </text:span><text:span text:style-name="T27">of this </text:span><text:bookmark text:name="tw-target-text4"/><text:span text:style-name="T34">showcase </text:span><text:span text:style-name="T35">is an </text:span><text:bookmark text:name="tw-target-text5"/><text:span text:style-name="T35">electronic nose, </text:span><text:span text:style-name="T38">and</text:span><text:span text:style-name="T35"> </text:span><text:span text:style-name="T38">j</text:span><text:span text:style-name="T35">ust below, we have </text:span><text:span text:style-name="T37">my senior</text:span><text:span text:style-name="T35"> Potato, <text:s/></text:span><text:span text:style-name="T36">a</text:span><text:span text:style-name="T37">n </text:span><text:span text:style-name="T30">assistive</text:span><text:span text:style-name="T36"> robot </text:span><text:span text:style-name="T30">conceived as an aid to people and equipped with a robotic emotional system, </text:span><text:span text:style-name="T31">which</text:span><text:span text:style-name="T30"> </text:span><text:span text:style-name="T31">was </text:span><text:span text:style-name="T30">designed </text:span><text:span text:style-name="T33">and developed</text:span><text:span text:style-name="T30"> entirely in </text:span><text:span text:style-name="T31">the </text:span><text:span text:style-name="T32">intelligent control laboratory.</text:span></text:p>
      <text:p text:style-name="P29"/>
      <text:p text:style-name="P29"/>
      <text:p text:style-name="P29"/>
      <text:p text:style-name="P29"/>
      <text:p text:style-name="P27"/>
      <text:p text:style-name="P27"/>
      <text:p text:style-name="P25"><text:soft-page-break/><text:span text:style-name="T18">entradaH </text:span><text:s text:c="2"/>(entrada sala H)</text:p>
      <text:p text:style-name="P5"/>
      <text:p text:style-name="P40">This is the intelligent control laboratory, <text:span text:style-name="T40">and</text:span> also my home. If you <text:span text:style-name="T40">follow me inside</text:span>, I'll explain what we do <text:span text:style-name="T40">here</text:span> and our goals.</text:p>
      <text:p text:style-name="P5"/>
      <text:p text:style-name="P5"/>
      <text:p text:style-name="P5"/>
      <text:p text:style-name="P5"/>
      <text:p text:style-name="P5"/>
      <text:p text:style-name="P5"/>
      <text:p text:style-name="P24"><text:span text:style-name="T13">centroH </text:span><text:s text:c="4"/>(centro sala H)</text:p>
      <text:p text:style-name="P24"/>
      <text:p text:style-name="P44">This is the Intelligent Control group, whose main objectives are based on the application of artificial intelligence techniques to ensure, on the one hand, the safe navigation of vehicles and robots and, on the other hand, an advanced interaction of systems with humans, known as HRI or Human-Robot Interaction.</text:p>
      <text:p text:style-name="P44"/>
      <text:p text:style-name="P44">The group develops innovative contributions in fuzzy control, combinatorial optimization, Simultaneous Localization and Mapping or SLAM, and much more. </text:p>
      <text:p text:style-name="P44">We also use deep learning techniques, natural language processing, connected devices and IoT, object and human recognition, sensory fusion, and so on.</text:p>
      <text:p text:style-name="P44"/>
      <text:p text:style-name="P44">Indoor mobile robots can perform a large number of functions. The group has extensive experience in the development of systems for guided tours at fairs and museums, in inspection, search and rescue and, with special emphasis in recent years, in assistive robotics for the elderly and for health-related purposes.</text:p>
      <text:p text:style-name="P44"/>
      <text:p text:style-name="P42">In addition to myself, other robots work in this group. </text:p>
      <text:p text:style-name="P47"><text:span text:style-name="T9">For example, t</text:span><text:span text:style-name="T7">here is a base like mine, but without body, arms </text:span><text:span text:style-name="T8">and</text:span><text:span text:style-name="T7"> head, for projects and tests dedicated only to navigation without interaction.</text:span></text:p>
      <text:p text:style-name="P45"/>
      <text:p text:style-name="P44">I would also like to mention some older robots such as Blacky, Urbano, which was very famous for years and appeared a lot on TV and in the press, the Pioneer 3At, and the <text:span text:style-name="T41">robot </text:span>Doris, used in several recent projects.</text:p>
      <text:p text:style-name="P44"/>
      <text:p text:style-name="P41">With this we conclude the visit, i<text:span text:style-name="T42">f you have any questions we will be happy to answer them.</text:span></text:p>
      <text:p text:style-name="P41"/>
      <text:p text:style-name="P33"><text:bookmark text:name="tw-target-text6"/><text:span text:style-name="T39">Also, if you enjoyed this little demonstration, please tell my boss to give me a raise</text:span>.</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7T00:16:43.204678028</meta:creation-date>
    <dc:date>2025-03-19T19:59:04.617982828</dc:date>
    <meta:editing-duration>PT1H12M4S</meta:editing-duration>
    <meta:editing-cycles>19</meta:editing-cycles>
    <meta:generator>LibreOffice/6.4.7.2$Linux_X86_64 LibreOffice_project/40$Build-2</meta:generator>
    <meta:document-statistic meta:table-count="0" meta:image-count="0" meta:object-count="0" meta:page-count="3" meta:paragraph-count="41" meta:word-count="732" meta:character-count="4478" meta:non-whitespace-character-count="3758"/>
  </office:meta>
</office:document-meta>
</file>